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2.76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2">
        <table:table-column table:style-name="co2" table:default-cell-style-name="ce1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1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е слагаемое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            <text:span text:style-name="T1">Сумма: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</table:table>
      <table:table table:name="Лист3" table:style-name="ta2">
        <table:table-column table:style-name="co3" table:default-cell-style-name="ce1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Уменьшаемое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читаемо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Разность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</table:table>
      <table:table table:name="Лист4" table:style-name="ta2">
        <table:table-column table:style-name="co1" table:default-cell-style-name="ce2"/>
        <table:table-column table:style-name="co1" table:number-columns-repeated="7" table:default-cell-style-name="ce1"/>
        <table:table-row table:style-name="ro1">
          <table:table-cell table:style-name="ce3"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Y</text:span>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X and Y</text:span>:</text:p>
          </table:table-cell>
          <table:table-cell table:number-columns-repeated="7"/>
        </table:table-row>
      </table:table>
      <table:table table:name="Лист5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6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7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8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9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10" table:style-name="ta2">
        <table:table-column table:style-name="co1" table:default-cell-style-name="Default"/>
        <table:table-row table:style-name="ro3">
          <table:table-cell/>
        </table:table-row>
      </table:table>
      <table:table table:name="Лист11" table:style-name="ta2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PT Astra Sans" fo:font-family="'PT Astra Sans'" style:font-style-name="Обычный" style:font-family-generic="swiss" style:font-pitch="variable" fo:font-size="12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2">00.00.0000</text:date>, <text:time style:data-style-name="N2" text:time-value="09:32:10.53822127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2T09:32:10.797926402</meta:creation-date>
    <dc:title>Таблица</dc:title>
    <meta:generator>LibreOffice/7.6.7.2$Linux_X86_64 LibreOffice_project/60$Build-2</meta:generator>
    <meta:editing-duration>PT36M57S</meta:editing-duration>
    <meta:editing-cycles>4</meta:editing-cycles>
    <dc:date>2026-04-22T10:09:08.038682611</dc:date>
    <meta:document-statistic meta:table-count="11" meta:cell-count="225" meta:object-count="0"/>
    <meta:template xlink:type="simple" xlink:actuate="onRequest" xlink:title="Таблица" xlink:href="../../../../../usr/lib/libreoffice/share/template/common/ШАБЛОН_ЭЛЕКТРОННОЙ_ТАБЛИЦЫ_2019-07-22.ots" meta:date="2026-04-22T09:32:10.628552532"/>
  </office:meta>
</office:document-meta>
</file>